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weight="bold" style:font-weight-asian="bold" style:font-weight-complex="bold"/>
    </style:style>
    <style:style style:name="P2" style:family="paragraph" style:parent-style-name="Standard">
      <style:text-properties style:font-name="Consolas" fo:font-weight="bold" officeooo:rsid="0002da97" officeooo:paragraph-rsid="0002da97" style:font-weight-asian="bold" style:font-weight-complex="bold"/>
    </style:style>
    <style:style style:name="P3" style:family="paragraph" style:parent-style-name="Standard">
      <style:text-properties style:font-name="Consolas" fo:font-weight="bold" officeooo:rsid="00047520" officeooo:paragraph-rsid="00047520" style:font-weight-asian="bold" style:font-weight-complex="bold"/>
    </style:style>
    <style:style style:name="P4" style:family="paragraph" style:parent-style-name="Standard">
      <style:text-properties style:font-name="Consolas" fo:font-weight="bold" officeooo:rsid="00047520" officeooo:paragraph-rsid="001a5da0" style:font-weight-asian="bold" style:font-weight-complex="bold"/>
    </style:style>
    <style:style style:name="P5" style:family="paragraph" style:parent-style-name="Standard">
      <style:text-properties style:font-name="Consolas" fo:font-weight="bold" officeooo:rsid="000b4db2" officeooo:paragraph-rsid="000b4db2" style:font-weight-asian="bold" style:font-weight-complex="bold"/>
    </style:style>
    <style:style style:name="P6" style:family="paragraph" style:parent-style-name="Standard">
      <style:text-properties style:font-name="Consolas" fo:font-weight="bold" officeooo:rsid="000beb9c" officeooo:paragraph-rsid="000beb9c" style:font-weight-asian="bold" style:font-weight-complex="bold"/>
    </style:style>
    <style:style style:name="P7" style:family="paragraph" style:parent-style-name="Standard">
      <style:text-properties style:font-name="Consolas" fo:font-weight="bold" officeooo:rsid="000d2adc" officeooo:paragraph-rsid="000d2adc" style:font-weight-asian="bold" style:font-weight-complex="bold"/>
    </style:style>
    <style:style style:name="P8" style:family="paragraph" style:parent-style-name="Standard">
      <style:text-properties style:font-name="Consolas" fo:font-weight="bold" officeooo:rsid="001a5da0" officeooo:paragraph-rsid="001a5da0" style:font-weight-asian="bold" style:font-weight-complex="bold"/>
    </style:style>
    <style:style style:name="P9" style:family="paragraph" style:parent-style-name="Standard">
      <style:text-properties style:font-name="Consolas" fo:font-weight="normal" officeooo:rsid="0002da97" officeooo:paragraph-rsid="0002da97" style:font-weight-asian="normal" style:font-weight-complex="normal"/>
    </style:style>
    <style:style style:name="P10" style:family="paragraph" style:parent-style-name="Standard">
      <style:text-properties style:font-name="Consolas" fo:font-weight="normal" officeooo:rsid="0002da97" officeooo:paragraph-rsid="0013b512" style:font-weight-asian="normal" style:font-weight-complex="normal"/>
    </style:style>
    <style:style style:name="P11" style:family="paragraph" style:parent-style-name="Standard">
      <style:text-properties style:font-name="Consolas" fo:font-weight="normal" officeooo:rsid="000b4db2" officeooo:paragraph-rsid="000b4db2" style:font-weight-asian="normal" style:font-weight-complex="normal"/>
    </style:style>
    <style:style style:name="P12" style:family="paragraph" style:parent-style-name="Standard">
      <style:text-properties style:font-name="Consolas" fo:font-weight="normal" officeooo:rsid="000b4db2" officeooo:paragraph-rsid="000d2adc" style:font-weight-asian="normal" style:font-weight-complex="normal"/>
    </style:style>
    <style:style style:name="P13" style:family="paragraph" style:parent-style-name="Standard">
      <style:text-properties style:font-name="Liberation Serif" fo:font-weight="normal" officeooo:rsid="0002da97" officeooo:paragraph-rsid="0002da97" style:font-weight-asian="normal" style:font-weight-complex="normal"/>
    </style:style>
    <style:style style:name="P14" style:family="paragraph" style:parent-style-name="Standard">
      <style:text-properties style:font-name="Liberation Serif" fo:font-weight="normal" officeooo:rsid="00047520" officeooo:paragraph-rsid="00047520" style:font-weight-asian="normal" style:font-weight-complex="normal"/>
    </style:style>
    <style:style style:name="P15" style:family="paragraph" style:parent-style-name="Standard">
      <style:text-properties style:font-name="Liberation Serif" fo:font-weight="normal" officeooo:rsid="000d2adc" officeooo:paragraph-rsid="000beb9c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00d2adc" officeooo:paragraph-rsid="000d2adc" style:font-weight-asian="normal" style:font-weight-complex="normal"/>
    </style:style>
    <style:style style:name="P17" style:family="paragraph" style:parent-style-name="Standard">
      <style:text-properties style:font-name="Liberation Serif" fo:font-weight="normal" officeooo:rsid="000d2adc" officeooo:paragraph-rsid="0013b512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rsid="000b4db2" officeooo:paragraph-rsid="000b4db2" style:font-weight-asian="normal" style:font-weight-complex="normal"/>
    </style:style>
    <style:style style:name="P19" style:family="paragraph" style:parent-style-name="Standard">
      <style:text-properties style:font-name="Liberation Serif" fo:font-weight="normal" officeooo:rsid="000b4db2" officeooo:paragraph-rsid="00047520" style:font-weight-asian="normal" style:font-weight-complex="normal"/>
    </style:style>
    <style:style style:name="P20" style:family="paragraph" style:parent-style-name="Standard">
      <style:text-properties style:font-name="Liberation Serif" fo:font-weight="normal" officeooo:rsid="000b4db2" officeooo:paragraph-rsid="000d2adc" style:font-weight-asian="normal" style:font-weight-complex="normal"/>
    </style:style>
    <style:style style:name="P21" style:family="paragraph" style:parent-style-name="Standard">
      <style:text-properties style:font-name="Liberation Serif" fo:font-weight="normal" officeooo:rsid="001a5da0" officeooo:paragraph-rsid="001a5da0" style:font-weight-asian="normal" style:font-weight-complex="normal"/>
    </style:style>
    <style:style style:name="P22" style:family="paragraph" style:parent-style-name="Standard">
      <style:text-properties style:font-name="Liberation Serif" fo:font-weight="bold" officeooo:rsid="000b4db2" officeooo:paragraph-rsid="000b4db2" style:font-weight-asian="bold" style:font-weight-complex="bold"/>
    </style:style>
    <style:style style:name="P23" style:family="paragraph" style:parent-style-name="Standard">
      <style:text-properties officeooo:paragraph-rsid="000beb9c"/>
    </style:style>
    <style:style style:name="P24" style:family="paragraph" style:parent-style-name="Text_20_body">
      <style:text-properties fo:font-weight="bold" officeooo:rsid="0002da97" officeooo:paragraph-rsid="0002da97" style:font-weight-asian="bold" style:font-weight-complex="bold"/>
    </style:style>
    <style:style style:name="P25" style:family="paragraph" style:parent-style-name="Text_20_body">
      <style:text-properties officeooo:rsid="0002da97" officeooo:paragraph-rsid="0002da97"/>
    </style:style>
    <style:style style:name="P26" style:family="paragraph" style:parent-style-name="Text_20_body">
      <style:text-properties style:font-name="Consolas" fo:font-weight="bold" officeooo:rsid="000d2adc" officeooo:paragraph-rsid="000d2adc" style:font-weight-asian="bold" style:font-weight-complex="bold"/>
    </style:style>
    <style:style style:name="P27" style:family="paragraph" style:parent-style-name="Text_20_body">
      <style:text-properties style:font-name="Consolas" fo:font-weight="bold" officeooo:rsid="00110fa3" officeooo:paragraph-rsid="00110fa3" style:font-weight-asian="bold" style:font-weight-complex="bold"/>
    </style:style>
    <style:style style:name="P28" style:family="paragraph" style:parent-style-name="Text_20_body">
      <style:text-properties style:font-name="Consolas" fo:font-weight="bold" officeooo:rsid="001228d2" officeooo:paragraph-rsid="001228d2" style:font-weight-asian="bold" style:font-weight-complex="bold"/>
    </style:style>
    <style:style style:name="P29" style:family="paragraph" style:parent-style-name="Text_20_body">
      <style:text-properties style:font-name="Consolas" fo:font-weight="bold" officeooo:rsid="0013b512" officeooo:paragraph-rsid="0013b512" style:font-weight-asian="bold" style:font-weight-complex="bold"/>
    </style:style>
    <style:style style:name="P30" style:family="paragraph" style:parent-style-name="Text_20_body">
      <style:text-properties style:font-name="Consolas" fo:font-weight="bold" officeooo:rsid="00152ba4" officeooo:paragraph-rsid="00152ba4" style:font-weight-asian="bold" style:font-weight-complex="bold"/>
    </style:style>
    <style:style style:name="P31" style:family="paragraph" style:parent-style-name="Text_20_body">
      <style:text-properties style:font-name="Consolas" fo:font-weight="bold" officeooo:rsid="0015cbd0" officeooo:paragraph-rsid="0015cbd0" style:font-weight-asian="bold" style:font-weight-complex="bold"/>
    </style:style>
    <style:style style:name="P32" style:family="paragraph" style:parent-style-name="Text_20_body">
      <style:text-properties style:font-name="Consolas" fo:font-weight="bold" officeooo:rsid="0018ca98" officeooo:paragraph-rsid="0018ca98" style:font-weight-asian="bold" style:font-weight-complex="bold"/>
    </style:style>
    <style:style style:name="P33" style:family="paragraph" style:parent-style-name="Text_20_body">
      <style:text-properties style:font-name="Consolas" fo:font-weight="bold" officeooo:rsid="001b1260" officeooo:paragraph-rsid="001b1260" style:font-weight-asian="bold" style:font-weight-complex="bold"/>
    </style:style>
    <style:style style:name="P34" style:family="paragraph" style:parent-style-name="Text_20_body">
      <style:text-properties style:font-name="Liberation Serif" fo:font-weight="normal" officeooo:rsid="000d2adc" officeooo:paragraph-rsid="000d2adc" style:font-weight-asian="normal" style:font-weight-complex="normal"/>
    </style:style>
    <style:style style:name="P35" style:family="paragraph" style:parent-style-name="Text_20_body">
      <style:text-properties style:font-name="Liberation Serif" fo:font-weight="normal" officeooo:rsid="001228d2" officeooo:paragraph-rsid="001228d2" style:font-weight-asian="normal" style:font-weight-complex="normal"/>
    </style:style>
    <style:style style:name="P36" style:family="paragraph" style:parent-style-name="Text_20_body">
      <style:text-properties style:font-name="Liberation Serif" fo:font-weight="normal" officeooo:rsid="0013b512" officeooo:paragraph-rsid="0013b512" style:font-weight-asian="normal" style:font-weight-complex="normal"/>
    </style:style>
    <style:style style:name="P37" style:family="paragraph" style:parent-style-name="Text_20_body">
      <style:text-properties style:font-name="Liberation Serif" fo:font-weight="normal" officeooo:rsid="0018ca98" officeooo:paragraph-rsid="0018ca98" style:font-weight-asian="normal" style:font-weight-complex="normal"/>
    </style:style>
    <style:style style:name="P38" style:family="paragraph" style:parent-style-name="Text_20_body">
      <style:text-properties style:font-name="Liberation Serif" fo:font-weight="bold" officeooo:rsid="001228d2" officeooo:paragraph-rsid="001228d2" style:font-weight-asian="bold" style:font-weight-complex="bold"/>
    </style:style>
    <style:style style:name="P39" style:family="paragraph" style:parent-style-name="Text_20_body">
      <style:text-properties style:font-name="Liberation Serif" fo:font-weight="bold" officeooo:rsid="0015c7ca" officeooo:paragraph-rsid="0015c7ca" style:font-weight-asian="bold" style:font-weight-complex="bold"/>
    </style:style>
    <style:style style:name="P40" style:family="paragraph" style:parent-style-name="Text_20_body">
      <style:text-properties style:font-name="Liberation Serif" fo:font-weight="bold" officeooo:rsid="0015cbd0" officeooo:paragraph-rsid="0015cbd0" style:font-weight-asian="bold" style:font-weight-complex="bold"/>
    </style:style>
    <style:style style:name="P41" style:family="paragraph" style:parent-style-name="Text_20_body">
      <style:text-properties style:font-name="Liberation Serif" fo:font-weight="bold" officeooo:rsid="001b1260" officeooo:paragraph-rsid="001b1260" style:font-weight-asian="bold" style:font-weight-complex="bold"/>
    </style:style>
    <style:style style:name="P42" style:family="paragraph" style:parent-style-name="Text_20_body">
      <style:text-properties officeooo:rsid="0013ca19" officeooo:paragraph-rsid="0013ca19"/>
    </style:style>
    <style:style style:name="P43" style:family="paragraph" style:parent-style-name="Standard">
      <style:text-properties style:font-name="Liberation Serif" fo:font-weight="normal" officeooo:rsid="0013b512" officeooo:paragraph-rsid="000b4db2" style:font-weight-asian="normal" style:font-weight-complex="normal"/>
    </style:style>
    <style:style style:name="P44" style:family="paragraph" style:parent-style-name="Standard">
      <style:text-properties style:font-name="Consolas" officeooo:rsid="001c5104" officeooo:paragraph-rsid="001c5104"/>
    </style:style>
    <style:style style:name="P45" style:family="paragraph" style:parent-style-name="Standard">
      <style:text-properties style:font-name="Consolas" fo:font-weight="bold" officeooo:rsid="001c5104" officeooo:paragraph-rsid="001c5104" style:font-weight-asian="bold" style:font-weight-complex="bold"/>
    </style:style>
    <style:style style:name="P46" style:family="paragraph" style:parent-style-name="Standard">
      <style:text-properties style:font-name="Consolas" fo:font-weight="bold" officeooo:rsid="001de5f6" officeooo:paragraph-rsid="001de5f6" style:font-weight-asian="bold" style:font-weight-complex="bold"/>
    </style:style>
    <style:style style:name="P47" style:family="paragraph" style:parent-style-name="Standard">
      <style:text-properties style:font-name="Consolas" fo:font-weight="normal" officeooo:rsid="001de5f6" officeooo:paragraph-rsid="001de5f6" style:font-weight-asian="normal" style:font-weight-complex="normal"/>
    </style:style>
    <style:style style:name="P48" style:family="paragraph" style:parent-style-name="Standard">
      <style:text-properties officeooo:paragraph-rsid="000d2adc"/>
    </style:style>
    <style:style style:name="P49" style:family="paragraph" style:parent-style-name="Standard">
      <style:text-properties style:font-name="Liberation Serif" fo:font-weight="normal" officeooo:rsid="001c5104" officeooo:paragraph-rsid="001c5104" style:font-weight-asian="normal" style:font-weight-complex="normal"/>
    </style:style>
    <style:style style:name="P50" style:family="paragraph" style:parent-style-name="Standard">
      <style:text-properties style:font-name="Liberation Serif" fo:font-weight="normal" officeooo:rsid="001c5104" officeooo:paragraph-rsid="001e81d1" style:font-weight-asian="normal" style:font-weight-complex="normal"/>
    </style:style>
    <style:style style:name="P51" style:family="paragraph" style:parent-style-name="Standard">
      <style:text-properties style:font-name="Consolas" fo:font-weight="normal" officeooo:rsid="0002da97" officeooo:paragraph-rsid="001e81d1" style:font-weight-asian="normal" style:font-weight-complex="normal"/>
    </style:style>
    <style:style style:name="P52" style:family="paragraph" style:parent-style-name="Heading_20_3">
      <style:text-properties officeooo:rsid="0013ca19" officeooo:paragraph-rsid="0013ca19"/>
    </style:style>
    <style:style style:name="P53" style:family="paragraph" style:parent-style-name="Heading_20_3">
      <style:text-properties officeooo:rsid="000beb9c" officeooo:paragraph-rsid="000beb9c"/>
    </style:style>
    <style:style style:name="P54" style:family="paragraph" style:parent-style-name="Heading_20_3">
      <style:text-properties officeooo:rsid="000d2adc" officeooo:paragraph-rsid="000d2adc"/>
    </style:style>
    <style:style style:name="P55" style:family="paragraph" style:parent-style-name="Heading_20_3">
      <style:text-properties officeooo:rsid="0015cbd0" officeooo:paragraph-rsid="0015cbd0"/>
    </style:style>
    <style:style style:name="P56" style:family="paragraph" style:parent-style-name="Heading_20_3">
      <style:text-properties officeooo:rsid="001a5da0" officeooo:paragraph-rsid="001a5da0"/>
    </style:style>
    <style:style style:name="P57" style:family="paragraph" style:parent-style-name="Heading_20_3">
      <style:text-properties officeooo:rsid="00110fa3" officeooo:paragraph-rsid="00110fa3"/>
    </style:style>
    <style:style style:name="P58" style:family="paragraph" style:parent-style-name="Heading_20_1">
      <style:text-properties officeooo:rsid="001228d2" officeooo:paragraph-rsid="001228d2"/>
    </style:style>
    <style:style style:name="T1" style:family="text">
      <style:text-properties style:font-name="Consolas"/>
    </style:style>
    <style:style style:name="T2" style:family="text">
      <style:text-properties style:font-name="Consolas" officeooo:rsid="000027b6"/>
    </style:style>
    <style:style style:name="T3" style:family="text">
      <style:text-properties style:font-name="Consolas" fo:font-weight="normal" style:font-weight-asian="normal" style:font-weight-complex="normal"/>
    </style:style>
    <style:style style:name="T4" style:family="text">
      <style:text-properties style:font-name="Consolas" fo:font-weight="normal" officeooo:rsid="000b4db2" style:font-weight-asian="normal" style:font-weight-complex="normal"/>
    </style:style>
    <style:style style:name="T5" style:family="text">
      <style:text-properties style:font-name="Consolas" fo:font-weight="normal" officeooo:rsid="0013b512" style:font-weight-asian="normal" style:font-weight-complex="normal"/>
    </style:style>
    <style:style style:name="T6" style:family="text">
      <style:text-properties style:font-name="Consolas" officeooo:rsid="000b4db2"/>
    </style:style>
    <style:style style:name="T7" style:family="text">
      <style:text-properties style:font-name="Consolas" officeooo:rsid="0013b512"/>
    </style:style>
    <style:style style:name="T8" style:family="text">
      <style:text-properties style:font-name="Consolas" officeooo:rsid="0015cbd0"/>
    </style:style>
    <style:style style:name="T9" style:family="text">
      <style:text-properties style:font-name="Consolas" officeooo:rsid="0018ca98"/>
    </style:style>
    <style:style style:name="T10" style:family="text">
      <style:text-properties officeooo:rsid="0000ef19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017598"/>
    </style:style>
    <style:style style:name="T13" style:family="text">
      <style:text-properties style:font-name="Liberation Serif" fo:font-weight="normal" style:font-weight-asian="normal" style:font-weight-complex="normal"/>
    </style:style>
    <style:style style:name="T14" style:family="text">
      <style:text-properties style:font-name="Liberation Serif" fo:font-weight="normal" officeooo:rsid="000b4db2" style:font-weight-asian="normal" style:font-weight-complex="normal"/>
    </style:style>
    <style:style style:name="T15" style:family="text">
      <style:text-properties style:font-name="Liberation Serif" fo:font-weight="normal" officeooo:rsid="000d2adc" style:font-weight-asian="normal" style:font-weight-complex="normal"/>
    </style:style>
    <style:style style:name="T16" style:family="text">
      <style:text-properties style:font-name="Liberation Serif" fo:font-weight="normal" officeooo:rsid="0013b512" style:font-weight-asian="normal" style:font-weight-complex="normal"/>
    </style:style>
    <style:style style:name="T17" style:family="text">
      <style:text-properties style:font-name="Liberation Serif" officeooo:rsid="000b4db2"/>
    </style:style>
    <style:style style:name="T18" style:family="text">
      <style:text-properties style:font-name="Liberation Serif" officeooo:rsid="0013b512"/>
    </style:style>
    <style:style style:name="T19" style:family="text">
      <style:text-properties style:font-name="Liberation Serif" officeooo:rsid="0015cbd0"/>
    </style:style>
    <style:style style:name="T20" style:family="text">
      <style:text-properties style:font-name="Liberation Serif" officeooo:rsid="000d2adc"/>
    </style:style>
    <style:style style:name="T21" style:family="text">
      <style:text-properties style:font-name="Liberation Serif" officeooo:rsid="001de5f6"/>
    </style:style>
    <style:style style:name="T22" style:family="text">
      <style:text-properties officeooo:rsid="00017598"/>
    </style:style>
    <style:style style:name="T23" style:family="text">
      <style:text-properties officeooo:rsid="0002d3c2"/>
    </style:style>
    <style:style style:name="T24" style:family="text">
      <style:text-properties officeooo:rsid="000b4db2"/>
    </style:style>
    <style:style style:name="T25" style:family="text">
      <style:text-properties officeooo:rsid="000beb9c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style:font-weight-asian="normal" style:font-weight-complex="normal" style:text-overline-style="solid" style:text-overline-width="auto" style:text-overline-color="font-color"/>
    </style:style>
    <style:style style:name="T28" style:family="text">
      <style:text-properties officeooo:rsid="000d2adc"/>
    </style:style>
    <style:style style:name="T29" style:family="text">
      <style:text-properties officeooo:rsid="000fe6ca"/>
    </style:style>
    <style:style style:name="T30" style:family="text">
      <style:text-properties officeooo:rsid="0013b512"/>
    </style:style>
    <style:style style:name="T31" style:family="text">
      <style:text-properties officeooo:rsid="0018ca98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style:font-name="Liberation Serif"/>
    </style:style>
    <style:style style:name="T34" style:family="text">
      <style:text-properties style:font-name="Consolas"/>
    </style:style>
    <style:style style:name="T35" style:family="text">
      <style:text-properties style:font-name="Consolas" officeooo:rsid="001de5f6"/>
    </style:style>
    <style:style style:name="T36" style:family="text">
      <style:text-properties style:font-name="Consolas" officeooo:rsid="001e81d1"/>
    </style:style>
    <style:style style:name="T37" style:family="text">
      <style:text-properties officeooo:rsid="001de5f6"/>
    </style:style>
    <style:style style:name="T38" style:family="text">
      <style:text-properties officeooo:rsid="001e81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stants</text:h>
      <text:p text:style-name="Standard"/>
      <text:p text:style-name="Standard"><text:span text:style-name="T1">toRad</text:span>: Conversion factor from HAU to radians</text:p>
      <text:p text:style-name="Standard"><text:span text:style-name="T1">toHAU</text:span>: Conversion factor from radians to HAU</text:p>
      <text:p text:style-name="Standard"><text:span text:style-name="T1">angleToRad</text:span>: Conversion factor from SM64 angle units to radians</text:p>
      <text:p text:style-name="Standard"><text:span text:style-name="T1">radToAngle</text:span>: Conversion factor from radians to SM64 angle units</text:p>
      <text:p text:style-name="P44">truncMultiplier<text:span text:style-name="T11">: Scale of PU grid and size of “unit squares”. 1 by default. Set to 4 for romhacks that use the extended boundaries patch.</text:span></text:p>
      <text:h text:style-name="P58" text:outline-level="1">Classes</text:h>
      <text:p text:style-name="P28">position(x, y, z)</text:p>
      <text:p text:style-name="P38"><text:span text:style-name="T26">A class containing three variables, </text:span><text:span text:style-name="T4">x</text:span><text:span text:style-name="T14">, </text:span><text:span text:style-name="T4">y</text:span><text:span text:style-name="T14">, and </text:span><text:span text:style-name="T4">z</text:span><text:span text:style-name="T14">. </text:span><text:span text:style-name="T13">Used to define a point in three dimensional space.</text:span></text:p>
      <text:p text:style-name="P28">pos2D(x, z)</text:p>
      <text:p text:style-name="P35">A class containing two variables, <text:span text:style-name="T6">x</text:span><text:span text:style-name="T17"> and </text:span><text:span text:style-name="T6">z</text:span><text:span text:style-name="T17">. </text:span><text:span text:style-name="T11">Used to define a point on the XZ plane.</text:span></text:p>
      <text:p text:style-name="P28">triangle(x1, y1, z1, x2, y2, z2, x3, y3, z3)</text:p>
      <text:p text:style-name="P35">A class that defines a triangle in three dimensional space. Contains the subclasses <text:span text:style-name="T1">v1</text:span>, <text:span text:style-name="T1">v2</text:span>, <text:span text:style-name="T1">v3</text:span>, and <text:span text:style-name="T1">normal</text:span>. <text:span text:style-name="T1">v1</text:span>, <text:span text:style-name="T1">v2</text:span>, and <text:span text:style-name="T1">v3</text:span> are <text:span text:style-name="T1">position</text:span> objects which are the positions of the triangle’s three vertices, and <text:s/><text:span text:style-name="T1">normal</text:span> contains <text:span text:style-name="T1">x</text:span>, <text:span text:style-name="T1">y</text:span>, and <text:span text:style-name="T1">z</text:span>, which are the x, y, and z components of the triangle’s unit normal vector, and <text:span text:style-name="T1">offset</text:span> which is the plane’s signed distance from the origin.</text:p>
      <text:p text:style-name="P28">tri2D(x1, z1, x2, z2, x3, z3)</text:p>
      <text:p text:style-name="P38"><text:span text:style-name="T26">A class that defines a two-dimensional triangle. Contains the subclasses </text:span><text:span text:style-name="T3">v1</text:span><text:span text:style-name="T26">, </text:span><text:span text:style-name="T3">v2</text:span><text:span text:style-name="T26">, and </text:span><text:span text:style-name="T3">v3</text:span><text:span text:style-name="T26">, which are </text:span><text:span text:style-name="T3">pos2D</text:span><text:span text:style-name="T26"> objects that are the positions of the triangle’s three vertices.</text:span></text:p>
      <text:p text:style-name="P28">rectangle(xMin, xMax, zMin, zMax)</text:p>
      <text:p text:style-name="P38"><text:span text:style-name="T26">Defines an axis-aligned rectangle on the XZ plane. Contains the subclasses </text:span><text:span text:style-name="T3">min</text:span><text:span text:style-name="T26"> and </text:span><text:span text:style-name="T3">max</text:span><text:span text:style-name="T26">, which are the minimum (north-western) and maximum (south-eastern) vertices of the rectangle, and are </text:span><text:span text:style-name="T3">pos2D</text:span><text:span text:style-name="T26"> objects.</text:span></text:p>
      <text:p text:style-name="P29">cylinder(x, y, z, radius, height)</text:p>
      <text:p text:style-name="P36">Defines a cylinder, where <text:span text:style-name="T1">x</text:span>, <text:span text:style-name="T1">y</text:span>, and <text:span text:style-name="T1">z</text:span> are the co-ordinates of the center of the base of the cylinder, and <text:span text:style-name="T1">radius</text:span> and <text:span text:style-name="T1">height</text:span> are the radius and height of the cylinder.</text:p>
      <text:p text:style-name="P30">apollonian(x1, z1, x2, z2, ratio)</text:p>
      <text:p text:style-name="P39"><text:span text:style-name="T26">Contains two </text:span><text:span text:style-name="T3">pos2D</text:span><text:span text:style-name="T26"> subclasses, </text:span><text:span text:style-name="T3">p1</text:span><text:span text:style-name="T26"> and </text:span><text:span text:style-name="T3">p2</text:span><text:span text:style-name="T26">, and a variable </text:span><text:span text:style-name="T3">ratio</text:span><text:span text:style-name="T26">. Defines the set of points P such that the ratio of distance between P and p2 and distance between P and p1 is ratio R. Specifically, </text:span><text:span text:style-name="T27">P p2</text:span><text:span text:style-name="T26"> / </text:span><text:span text:style-name="T27">P p1</text:span><text:span text:style-name="T26"> = ratio. This set of points forms a circle in most cases, and a line if the ratio is 1.</text:span></text:p>
      <text:h text:style-name="P52" text:outline-level="3"><text:soft-page-break/>Compatibility</text:h>
      <text:p text:style-name="P42">A <text:span text:style-name="T1">position</text:span> object can be used in place of a <text:span text:style-name="T1">pos2D</text:span> object.</text:p>
      <text:p text:style-name="P42">A <text:span text:style-name="T1">triangle</text:span> object can be used in place of a <text:span text:style-name="T1">tri2D</text:span> object.</text:p>
      <text:p text:style-name="P42">A <text:span text:style-name="T1">cylinder</text:span> object can be used in place of a <text:span text:style-name="T1">position</text:span> or <text:span text:style-name="T1">pos2D</text:span> object.</text:p>
      <text:h text:style-name="Heading_20_1" text:outline-level="1">Functions</text:h>
      <text:p text:style-name="P24">Syntax used for function arguments:</text:p>
      <text:p text:style-name="P25"><text:span text:style-name="T26">An argument presented plainly as a variable name is a required argument, such as </text:span><text:span text:style-name="T3">a</text:span><text:span text:style-name="T13"> in </text:span><text:span text:style-name="T3">func(a)</text:span><text:span text:style-name="T13">. An argument presented with a value assignment, such as </text:span><text:span text:style-name="T3">b</text:span><text:span text:style-name="T13"> in </text:span><text:span text:style-name="T3">func(b=2)</text:span><text:span text:style-name="T13"> is an optional argument, and the value shown is its default value. In a function </text:span><text:span text:style-name="T3">func(a, b=2, c=3)</text:span><text:span text:style-name="T13">, you my call it like </text:span><text:span text:style-name="T3">func(1, c=4)</text:span><text:span text:style-name="T13"> or like </text:span><text:span text:style-name="T3">func(1, 2, 4)</text:span><text:span text:style-name="T13">.</text:span></text:p>
      <text:p text:style-name="P34">Important note: Throughout this document, “truncate” and “truncation” will be used to not only mean rounding towards zero to the nearest integer, but also placing the integer within the 16-bit integer range of -32768 to 32767.</text:p>
      <text:h text:style-name="P53" text:outline-level="3">Movement functions</text:h>
      <text:p text:style-name="P1"><text:span text:style-name="T23">applyM</text:span>ovement(position, speed, angle, qf<text:span text:style-name="T10">=4</text:span>, normalY<text:span text:style-name="T10">=1</text:span>)</text:p>
      <text:p text:style-name="Standard"/>
      <text:p text:style-name="Standard"><text:span text:style-name="T1">position</text:span> <text:span text:style-name="T30">is a </text:span><text:span text:style-name="T7">position</text:span><text:span text:style-name="T30"> object that </text:span>defines the starting position of the movement. <text:span text:style-name="T2">s</text:span><text:span text:style-name="T1">peed</text:span> and <text:span text:style-name="T1">angle</text:span> are the speed and angle the movement is done at <text:span text:style-name="T22">(angle in HAU)</text:span>, <text:span text:style-name="T1">qf</text:span> is how many quarterframes the movement spans, and <text:span text:style-name="T1">normalY</text:span> is the Y component of the unit normal vector of the surface the position is on. Essentially, you'd use this if Mario's standing on a slope, which reduces his de facto speed.</text:p>
      <text:p text:style-name="Standard"/>
      <text:p text:style-name="P11"><text:span text:style-name="T11">Function returns a </text:span><text:span text:style-name="T7">position</text:span><text:span text:style-name="T18"> object.</text:span></text:p>
      <text:p text:style-name="Standard"/>
      <text:p text:style-name="P2">apply<text:span text:style-name="T37">Jump</text:span>(position, speed, angle, qf=1, jumpType=’<text:span text:style-name="T37">single</text:span>’)</text:p>
      <text:p text:style-name="P9"/>
      <text:p text:style-name="P10">position<text:span text:style-name="T11"> </text:span><text:span text:style-name="T18">is a </text:span><text:span text:style-name="T7">position</text:span><text:span text:style-name="T18"> object that </text:span><text:span text:style-name="T11">defines the starting position of the movement. </text:span><text:span text:style-name="T2">s</text:span><text:span text:style-name="T1">peed</text:span><text:span text:style-name="T11"> and </text:span><text:span text:style-name="T1">angle</text:span><text:span text:style-name="T11"> are the speed and angle the movement is done at </text:span><text:span text:style-name="T12">(angle in HAU)</text:span><text:span text:style-name="T11">, and </text:span><text:span text:style-name="T1">qf</text:span><text:span text:style-name="T11"> is how many quarterframes the movement spans (OJs will only ever be 1 qf long, so this variable only needs to be specified in non-OJ jumps).</text:span></text:p>
      <text:p text:style-name="P13"/>
      <text:p text:style-name="P9"><text:span text:style-name="T38">j</text:span>umpType<text:span text:style-name="T11"> can have three values:</text:span></text:p>
      <text:p text:style-name="P9"><text:span text:style-name="T35">single</text:span><text:span text:style-name="T11">, the default value. In a </text:span><text:span text:style-name="T21">single</text:span><text:span text:style-name="T11"> jump, VS is 42 + speed / 4</text:span></text:p>
      <text:p text:style-name="P9">double <text:span text:style-name="T11">is a double jump, whose VS is 52 + speed / 4</text:span></text:p>
      <text:p text:style-name="P9">squish <text:span text:style-name="T11">is a jump done while squished, whose VS is 21 + speed / 8</text:span></text:p>
      <text:p text:style-name="P18"/>
      <text:p text:style-name="P48"><text:span text:style-name="T14">Function returns a </text:span><text:span text:style-name="T5">position</text:span><text:span text:style-name="T16"> object.</text:span></text:p>
      <text:p text:style-name="P48"><text:span text:style-name="T16"/></text:p>
      <text:p text:style-name="P45">calcMovement(posA, posB, qf=4, normalY=1, puX=0, puZ=0, neg=True, signedAngle=False)</text:p>
      <text:p text:style-name="P49"><text:soft-page-break/><text:span text:style-name="T1">posA</text:span> and <text:span text:style-name="T1">posB</text:span> are <text:span text:style-name="T1">pos2D</text:span> objects that specify the start and end positions of the movement. <text:span text:style-name="T1">qf</text:span> and <text:span text:style-name="T1">normalY</text:span> set how many QFs the movement spans and the normal-Y of the ground the movement occurs on. <text:span text:style-name="T1">puX</text:span> and <text:span text:style-name="T1">puZ</text:span> are how many PUs on the X and Z axes the movement displaces Mario by. For example, <text:span text:style-name="T1">puX=1</text:span> and <text:span text:style-name="T1">puZ=-2</text:span> mean that the movement moves Mario 1 PU east and 2 PUs north.</text:p>
      <text:p text:style-name="P49"/>
      <text:p text:style-name="P49"><text:span text:style-name="T1">neg</text:span> sets whether or not the movement is done with negative speed, and <text:span text:style-name="T1">signedAngle</text:span> sets whether the angle should be presented as signed.</text:p>
      <text:p text:style-name="P49"/>
      <text:p text:style-name="P49">Function returns a class containing the variables <text:span text:style-name="T1">speed</text:span>, <text:span text:style-name="T1">angle</text:span>, and <text:span text:style-name="T1">error</text:span>, the difference between the integer angle shown and the actual angle from <text:span text:style-name="T1">posA</text:span> to <text:span text:style-name="T1">posB</text:span>.</text:p>
      <text:p text:style-name="P49"/>
      <text:p text:style-name="P46">calcJump(posA, posB, qf=1, puX=0, puZ=0, neg=True, jumpType='single', signedAngle=False)</text:p>
      <text:p text:style-name="P47"/>
      <text:p text:style-name="P50"><text:span text:style-name="T1">posA</text:span> <text:span text:style-name="T38">is a </text:span><text:span text:style-name="T36">position</text:span><text:span text:style-name="T38"> object </text:span>and <text:span text:style-name="T1">posB</text:span> <text:span text:style-name="T38">is a</text:span> <text:span text:style-name="T1">pos2D</text:span> object, that <text:span text:style-name="T38">together</text:span> specify the start and end positions of the <text:span text:style-name="T38">jump</text:span>. <text:span text:style-name="T1">qf</text:span> set<text:span text:style-name="T38">s</text:span> how many QFs the <text:span text:style-name="T38">jump</text:span> spans. <text:span text:style-name="T1">puX</text:span> and <text:span text:style-name="T1">puZ</text:span> are how many PUs on the X and Z axes the <text:span text:style-name="T38">jump</text:span> displaces Mario by. For example, <text:span text:style-name="T1">puX=1</text:span> and <text:span text:style-name="T1">puZ=-2</text:span> mean that the <text:span text:style-name="T38">jump</text:span> moves Mario 1 PU east and 2 PUs north.</text:p>
      <text:p text:style-name="P50"/>
      <text:p text:style-name="P50"><text:span text:style-name="T1">neg</text:span> sets whether or not the <text:span text:style-name="T38">jump</text:span> is done with negative speed, and <text:span text:style-name="T1">signedAngle</text:span> sets whether the angle should be presented as signed.</text:p>
      <text:p text:style-name="P50"/>
      <text:p text:style-name="P51"><text:span text:style-name="T38">j</text:span>umpType<text:span text:style-name="T11"> can have three values:</text:span></text:p>
      <text:p text:style-name="P51"><text:span text:style-name="T35">single</text:span><text:span text:style-name="T11">, the default value. In a </text:span><text:span text:style-name="T21">single</text:span><text:span text:style-name="T11"> jump, VS is 42 + speed / 4</text:span></text:p>
      <text:p text:style-name="P51">double <text:span text:style-name="T11">is a double jump, whose VS is 52 + speed / 4</text:span></text:p>
      <text:p text:style-name="P51">squish <text:span text:style-name="T11">is a jump done while squished, whose VS is 21 + speed / 8</text:span></text:p>
      <text:p text:style-name="P50"/>
      <text:p text:style-name="P50">Function returns a class containing the variables <text:span text:style-name="T1">speed</text:span>, <text:span text:style-name="T1">angle</text:span>, <text:span text:style-name="T1">error</text:span> <text:span text:style-name="T38">(</text:span>the difference between the integer angle shown and the actual angle from <text:span text:style-name="T1">posA</text:span> to <text:span text:style-name="T1">posB</text:span><text:span text:style-name="T38">), and </text:span><text:span text:style-name="T36">y</text:span><text:span text:style-name="T38">, the (truncated) height after the jump.</text:span></text:p>
      <text:h text:style-name="Heading_20_3" text:outline-level="3">2D Collision Functions</text:h>
      <text:p text:style-name="P3">inTriangle(position, triangle, <text:span text:style-name="T24">rel=True</text:span>)</text:p>
      <text:p text:style-name="P14"/>
      <text:p text:style-name="P4"><text:span text:style-name="T13">Finds if the position is inside the triangle on the x and z axes, returns a boolean. </text:span><text:span text:style-name="T4">rel</text:span><text:span text:style-name="T14"> sets whether or not to </text:span><text:span text:style-name="T15">truncate the positions.</text:span></text:p>
      <text:p text:style-name="P19"/>
      <text:p text:style-name="P11">position<text:span text:style-name="T11"> is a </text:span><text:span text:style-name="T7">pos2D</text:span><text:span text:style-name="T18"> object.</text:span></text:p>
      <text:p text:style-name="P18"/>
      <text:p text:style-name="P11">triangle<text:span text:style-name="T11"> is a </text:span><text:span text:style-name="T7">tri2D</text:span><text:span text:style-name="T18"> object.</text:span></text:p>
      <text:p text:style-name="P14"/>
      <text:p text:style-name="P5">inRectangle(position, rectangle, <text:span text:style-name="T25">rel=True</text:span>)</text:p>
      <text:p text:style-name="P22"/>
      <text:p text:style-name="P4"><text:span text:style-name="T13">Finds if the position is inside the </text:span><text:span text:style-name="T14">(axis-aligned) rectangle</text:span><text:span text:style-name="T13"> on the x and z axes, returns a boolean. </text:span><text:span text:style-name="T4">rel</text:span><text:span text:style-name="T14"> sets whether or not to use truncated co-ordinates, that is, to use relative position.</text:span></text:p>
      <text:p text:style-name="P18"/>
      <text:p text:style-name="P11">position<text:span text:style-name="T11"> is a </text:span><text:span text:style-name="T7">pos2D</text:span><text:span text:style-name="T18"> object.</text:span></text:p>
      <text:p text:style-name="P18"/>
      <text:p text:style-name="P11"><text:soft-page-break/>rectangle<text:span text:style-name="T11"> is a </text:span><text:span text:style-name="T30">rectangle</text:span><text:span text:style-name="T18"> object.</text:span></text:p>
      <text:p text:style-name="P43"/>
      <text:p text:style-name="P8">inPolygon(position, poly, rel=True)</text:p>
      <text:p text:style-name="P21"/>
      <text:p text:style-name="P21">Finds if the position, <text:span text:style-name="T18">a </text:span><text:span text:style-name="T7">pos</text:span><text:span text:style-name="T1">2D</text:span><text:span text:style-name="T18"> object, </text:span><text:span text:style-name="T11">is inside </text:span><text:span text:style-name="T31">the polygon defined by </text:span><text:span text:style-name="T9">poly</text:span><text:span text:style-name="T31">, a list of </text:span><text:span text:style-name="T9">pos2D</text:span><text:span text:style-name="T31"> objects that define the vertices of the polygon. </text:span>The polygon must be convex, and the list must be ordered correctly, though the direction (clockwise or counterclockwise) doesn’t matter.<text:span text:style-name="T20"> </text:span><text:span text:style-name="T6">rel</text:span><text:span text:style-name="T17"> sets whether or not to use truncated co-ordinates, that is, to use relative position.</text:span></text:p>
      <text:p text:style-name="P23"/>
      <text:p text:style-name="P6">distance(position1, position2, rel=True)</text:p>
      <text:p text:style-name="P15"/>
      <text:p text:style-name="P16">Finds the lateral distance between the points <text:span text:style-name="T1">position1</text:span> and <text:span text:style-name="T1">position2</text:span>. rel sets whether or not to truncate the positions.</text:p>
      <text:p text:style-name="P16"/>
      <text:p text:style-name="P17"><text:span text:style-name="T1">position1</text:span> and <text:span text:style-name="T1">position2</text:span> are <text:span text:style-name="T7">pos2D</text:span><text:span text:style-name="T30"> objects.</text:span></text:p>
      <text:h text:style-name="P54" text:outline-level="3">3D Collision Functions</text:h>
      <text:p text:style-name="P26">inCylinder(position, cylinder, rel=True)</text:p>
      <text:p text:style-name="P34">Finds if the position is inside the cylinder. <text:span text:style-name="T6">rel</text:span><text:span text:style-name="T24"> sets whether or not to use truncated co-ordinates, that is, to use relative position.</text:span></text:p>
      <text:p text:style-name="P12">position<text:span text:style-name="T11"> is a </text:span><text:span text:style-name="T7">position</text:span><text:span text:style-name="T18"> object.</text:span></text:p>
      <text:p text:style-name="P20"/>
      <text:p text:style-name="P12"><text:span text:style-name="T28">cylinder</text:span><text:span text:style-name="T11"> is a </text:span><text:span text:style-name="T7">cylinder</text:span><text:span text:style-name="T18"> object.</text:span></text:p>
      <text:p text:style-name="P16"/>
      <text:p text:style-name="P7">distance3D(position1, position2, rel=True)</text:p>
      <text:p text:style-name="P16"/>
      <text:p text:style-name="P16">Finds the <text:span text:style-name="T29">three-dimensional</text:span> distance between the points <text:span text:style-name="T1">position1</text:span> and <text:span text:style-name="T1">position2</text:span>. rel sets whether or not to truncate the positions.</text:p>
      <text:p text:style-name="P16"/>
      <text:p text:style-name="P16"><text:span text:style-name="T1">position1</text:span> and <text:span text:style-name="T1">position2</text:span> are <text:span text:style-name="T7">position</text:span><text:span text:style-name="T30"> objects.</text:span></text:p>
      <text:h text:style-name="P55" text:outline-level="3">Apollonian Circle Functions</text:h>
      <text:p text:style-name="P31">apollonianInTriangle(apollonian, tri, puX=0, puZ=0)</text:p>
      <text:p text:style-name="P40"><text:span text:style-name="T26">Finds if the triangle </text:span><text:span text:style-name="T3">tri</text:span><text:span text:style-name="T26">, a </text:span><text:span text:style-name="T3">tri2D</text:span><text:span text:style-name="T26"> object, intersects the apollonian circle, an </text:span><text:span text:style-name="T3">apollonian</text:span><text:span text:style-name="T26"> object. </text:span><text:span text:style-name="T3">puX</text:span><text:span text:style-name="T26"> and </text:span><text:span text:style-name="T3">puZ</text:span><text:span text:style-name="T26"> offset tri by that many PUs on those axes.</text:span></text:p>
      <text:p text:style-name="P31">apollonianInRectangle(apollonian, rect, puX=0, puZ=0)</text:p>
      <text:p text:style-name="P40"><text:span text:style-name="T26">Finds if the rectangle </text:span><text:span text:style-name="T3">rect</text:span><text:span text:style-name="T26">, a </text:span><text:span text:style-name="T3">rectangle</text:span><text:span text:style-name="T26"> object, intersects the apollonian circle, an </text:span><text:span text:style-name="T3">apollonian</text:span><text:span text:style-name="T26"> object. </text:span><text:span text:style-name="T3">puX</text:span><text:span text:style-name="T26"> and </text:span><text:span text:style-name="T3">puZ</text:span><text:span text:style-name="T26"> offset tri by that many PUs on those axes.</text:span></text:p>
      <text:p text:style-name="P32">apollonianInPolygon(apollonian, poly, puX=0, puZ=0)</text:p>
      <text:p text:style-name="P37">Finds if the polygon defined by <text:span text:style-name="T1">poly</text:span>, a list of <text:span text:style-name="T1">pos2D</text:span> objects that define the vertices of the polygon, <text:span text:style-name="T19">intersects the apollonian circle, an </text:span><text:span text:style-name="T8">apollonian</text:span><text:span text:style-name="T19"> object. </text:span><text:span text:style-name="T1">poly</text:span><text:span text:style-name="T11"> must be convex for function to work </text:span><text:soft-page-break/><text:span text:style-name="T11">correctly, though the vertices need not be in any particular order.</text:span><text:span text:style-name="T19"> </text:span><text:span text:style-name="T8">puX</text:span><text:span text:style-name="T19"> and </text:span><text:span text:style-name="T8">puZ</text:span><text:span text:style-name="T19"> offset tri by that many PUs on those axes.</text:span></text:p>
      <text:h text:style-name="P56" text:outline-level="3">Floor Functions</text:h>
      <text:p text:style-name="P33">floorHeight(position, triangle)</text:p>
      <text:p text:style-name="P41"><text:span text:style-name="T26">Returns the height of the </text:span><text:span text:style-name="T32">plane defined by</text:span><text:span text:style-name="T26"> the triangle </text:span><text:span text:style-name="T3">triangle</text:span><text:span text:style-name="T26">, a </text:span><text:span text:style-name="T3">triangle</text:span><text:span text:style-name="T26"> object, at the lateral position of </text:span><text:span text:style-name="T3">position</text:span><text:span text:style-name="T26">, a </text:span><text:span text:style-name="T3">pos2D</text:span><text:span text:style-name="T26"> object. Note that this simply gives height of the plane defined by the triangle, which means this function does not check if the given position is actually over the triangle.</text:span></text:p>
      <text:h text:style-name="P57" text:outline-level="3">Miscellaneous/Internal Use Functions</text:h>
      <text:p text:style-name="P27">truncate(n)</text:p>
      <text:p text:style-name="P27"><text:span text:style-name="T13">Returns the truncated value of </text:span><text:span text:style-name="T26">n</text:span><text:span text:style-name="T13">, a numb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6-08T21:05:40.926000000</dc:date>
    <meta:editing-duration>PT2H26M2S</meta:editing-duration>
    <meta:editing-cycles>21</meta:editing-cycles>
    <meta:document-statistic meta:table-count="0" meta:image-count="0" meta:object-count="0" meta:page-count="5" meta:paragraph-count="87" meta:word-count="1430" meta:character-count="8439" meta:non-whitespace-character-count="7095"/>
  </office:meta>
</office:document-meta>
</file>